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4.4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794cm" fo:min-width="4.466cm" draw:shadow="hidden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3.249cm" fo:min-width="1.128cm"/>
    </style:style>
    <style:style style:name="gr5" style:family="graphic" style:parent-style-name="standard">
      <style:graphic-properties draw:textarea-horizontal-align="justify" draw:textarea-vertical-align="middle" draw:auto-grow-height="false" fo:min-height="0.1cm" fo:min-width="0.9cm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33% 58%"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2.9cm" svg:x="1.19cm" svg:y="10.003cm">
            <text:p/>
            <draw:enhanced-geometry svg:viewBox="0 0 21600 21600" draw:type="rectangle" draw:enhanced-path="M 0 0 L 21600 0 21600 21600 0 21600 0 0 Z N"/>
          </draw:custom-shape>
          <draw:path draw:style-name="gr2" draw:text-style-name="P2" draw:layer="layout" svg:width="5.039cm" svg:height="1.444cm" draw:transform="rotate (0.0171042266695444) translate (1.07932308488001cm 11.5281756301548cm)" svg:viewBox="0 0 5040 1445" svg:d="M5040 1445l-4966-69-39-797-34-179c-3-14 4-31 22-48l-1-21c8 0 17 1 25 1 15-12 33-23 56-36 72-39 179-80 310-120s281-76 435-105c154-30 307-51 443-62s251-12 333-2 128 30 133 59l38 200c100-11 197-23 296-34 74-28 156-51 244-71 212-46 451-67 693-60 121 4 240 14 356 31 93-2 193-5 299-6 637 40 870 67 1296 108z">
            <text:p/>
          </draw:path>
        </draw:g>
        <draw:g>
          <draw:custom-shape draw:style-name="gr1" draw:text-style-name="P1" draw:layer="layout" svg:width="4.9cm" svg:height="2.9cm" svg:x="8.062cm" svg:y="10.0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9cm" svg:height="1.4cm" svg:x="8.086cm" svg:y="11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9cm" svg:height="2.9cm" svg:x="14.897cm" svg:y="10.1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9cm" svg:height="4.907cm" draw:transform="rotate (1.56713113536571) translate (14.886cm 13.082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custom-shape draw:style-name="gr5" draw:text-style-name="P2" draw:layer="layout" svg:width="1.6cm" svg:height="0.7cm" svg:x="6.286cm" svg:y="11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0.7cm" svg:x="13.086cm" svg:y="11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2.5cm" svg:height="1.1cm" svg:x="6.1cm" svg:y="10.2cm">
          <draw:text-box>
            <text:p><text:span text:style-name="T1">s= T[r]</text:span></text:p>
          </draw:text-box>
        </draw:frame>
        <draw:frame draw:style-name="gr6" draw:text-style-name="P3" draw:layer="layout" svg:width="2.4cm" svg:height="1.1cm" svg:x="12.9cm" svg:y="10.2cm">
          <draw:text-box>
            <text:p><text:span text:style-name="T1">z= U[s]</text:span><text:span text:style-name="T2">-1</text:span></text:p>
          </draw:text-box>
        </draw:frame>
        <draw:frame draw:style-name="gr7" draw:text-style-name="P3" draw:layer="layout" svg:width="0.8cm" svg:height="0.725cm" svg:x="3.1cm" svg:y="13.175cm">
          <draw:text-box>
            <text:p><text:span text:style-name="T3">r</text:span></text:p>
          </draw:text-box>
        </draw:frame>
        <draw:frame draw:style-name="gr7" draw:text-style-name="P3" draw:layer="layout" svg:width="0.8cm" svg:height="0.725cm" svg:x="10.3cm" svg:y="13.2cm">
          <draw:text-box>
            <text:p><text:span text:style-name="T3">s</text:span></text:p>
          </draw:text-box>
        </draw:frame>
        <draw:frame draw:style-name="gr7" draw:text-style-name="P3" draw:layer="layout" svg:width="0.8cm" svg:height="0.725cm" svg:x="17.1cm" svg:y="13.375cm">
          <draw:text-box>
            <text:p><text:span text:style-name="T3">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31:33.291071161</meta:creation-date>
    <dc:date>2021-01-31T16:51:36.036272256</dc:date>
    <meta:editing-duration>PT9M10S</meta:editing-duration>
    <meta:editing-cycles>1</meta:editing-cycles>
    <meta:generator>LibreOffice/6.4.6.2$Linux_X86_64 LibreOffice_project/40$Build-2</meta:generator>
    <meta:document-statistic meta:object-count="16"/>
  </office:meta>
</office:document-meta>
</file>